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9d7e7" officeooo:paragraph-rsid="0009d7e7"/>
    </style:style>
    <style:style style:name="P2" style:family="paragraph" style:parent-style-name="Standard">
      <style:text-properties officeooo:rsid="0009d7e7" officeooo:paragraph-rsid="000b29e0"/>
    </style:style>
    <style:style style:name="P3" style:family="paragraph" style:parent-style-name="Standard">
      <style:text-properties officeooo:rsid="0009d7e7" officeooo:paragraph-rsid="000b2f88"/>
    </style:style>
    <style:style style:name="P4" style:family="paragraph" style:parent-style-name="Standard">
      <style:text-properties officeooo:rsid="0009d7e7" officeooo:paragraph-rsid="000cfd53"/>
    </style:style>
    <style:style style:name="P5" style:family="paragraph" style:parent-style-name="Standard">
      <style:text-properties officeooo:rsid="0009d7e7" officeooo:paragraph-rsid="000e025a"/>
    </style:style>
    <style:style style:name="P6" style:family="paragraph" style:parent-style-name="Standard">
      <style:text-properties officeooo:rsid="000b2f88" officeooo:paragraph-rsid="000b2f88"/>
    </style:style>
    <style:style style:name="T1" style:family="text">
      <style:text-properties officeooo:rsid="000a3d75"/>
    </style:style>
    <style:style style:name="T2" style:family="text">
      <style:text-properties officeooo:rsid="000b29e0"/>
    </style:style>
    <style:style style:name="T3" style:family="text">
      <style:text-properties officeooo:rsid="000b2f88"/>
    </style:style>
    <style:style style:name="T4" style:family="text">
      <style:text-properties officeooo:rsid="000cfd53"/>
    </style:style>
    <style:style style:name="T5" style:family="text">
      <style:text-properties officeooo:rsid="000e025a"/>
    </style:style>
    <style:style style:name="T6" style:family="text">
      <style:text-properties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IESGOS:</text:p>
      <text:p text:style-name="P1"/>
      <text:p text:style-name="P1"><text:span text:style-name="T4">a)</text:span>Aula/<text:span text:style-name="T4">Puestos de trabajo</text:span></text:p>
      <text:p text:style-name="P1">1.Seguridad:</text:p>
      <text:p text:style-name="P1"><text:tab/>1.1.Lugares de trabajo:</text:p>
      <text:p text:style-name="P1"><text:tab/><text:tab/>-Los suelos pueden ser resbaladizos en días de lluvia <text:span text:style-name="T1">(calzado mojado)</text:span>.</text:p>
      <text:p text:style-name="P1"><text:tab/><text:tab/>-Salida de evacuación: hay una puerta que se abre hacia fuera de más de 80cm de <text:tab/><text:tab/>ancho, <text:span text:style-name="T1">debe estar señalizada.</text:span></text:p>
      <text:p text:style-name="P1"><text:tab/><text:span text:style-name="T1">1.2.Equipos de trabajo:</text:span></text:p>
      <text:p text:style-name="P1"><text:tab/><text:tab/>- <text:span text:style-name="T1">Mantenimiento y orden: los cables de cada ordenador deberán estar recogidos de <text:tab/><text:tab/>para evitar tropezar o engancharse con ellos.</text:span></text:p>
      <text:p text:style-name="P1"><text:span text:style-name="T1"><text:tab/>1.3. Riesgo el</text:span><text:span text:style-name="T2">é</text:span><text:span text:style-name="T1">ctrico/1.4.Riesgo de incendio:</text:span></text:p>
      <text:p text:style-name="P1"><text:tab/><text:tab/>- <text:span text:style-name="T2">Conexiones adecuadas de los ordenadores a la corriente (evitar regletas, disponer de <text:tab/><text:tab/>la instalación adecuada para poder conectar todos los equipos a la corriente de forma <text:tab/><text:tab/>adecuada).</text:span></text:p>
      <text:p text:style-name="P1"><text:tab/><text:tab/>- <text:span text:style-name="T2">Cambiar de sitio la montaña de libros situada debajo de una vitrina de switches <text:tab/><text:tab/><text:tab/>que además suele estar abierta.</text:span></text:p>
      <text:p text:style-name="P1"><text:tab/><text:tab/>- <text:span text:style-name="T1">Además de extintores </text:span><text:span text:style-name="T2">para riesgo eléctrico, debería haber extintores para sólidos.</text:span></text:p>
      <text:p text:style-name="P2"><text:span text:style-name="T2">2. Medi</text:span><text:span text:style-name="T3">oam</text:span><text:span text:style-name="T2">bientales:</text:span></text:p>
      <text:p text:style-name="P2"><text:span text:style-name="T2"><text:tab/>2.1. Radiaciones:</text:span></text:p>
      <text:p text:style-name="P2"><text:tab/><text:tab/>- <text:span text:style-name="T2">Radiaciones no ionizantes de las pantallas de los equipos.</text:span></text:p>
      <text:p text:style-name="P2"><text:tab/><text:span text:style-name="T2">2.2.Temperatura:</text:span></text:p>
      <text:p text:style-name="P2"><text:tab/><text:tab/>-<text:span text:style-name="T2">Temperaturas bajas en invierno debido a no poder cerrar las ventanas (COVID)</text:span></text:p>
      <text:p text:style-name="P2"><text:span text:style-name="T2"><text:tab/>2.3. Iluminación:</text:span></text:p>
      <text:p text:style-name="P2"><text:tab/><text:tab/>- <text:span text:style-name="T3">Fatiga visual y cansancio por una mala iluminación</text:span></text:p>
      <text:p text:style-name="P2"><text:tab/><text:span text:style-name="T3">2.4.Agentes biológicos: COVID</text:span></text:p>
      <text:p text:style-name="P3"><text:tab/><text:tab/>- Separación entre puestos debe de ser superior a un metro</text:p>
      <text:p text:style-name="P3"><text:tab/><text:tab/>- Ventilación del aula</text:p>
      <text:p text:style-name="P3"><text:tab/><text:tab/>-<text:span text:style-name="T3">Limpieza y desinfección de equipos</text:span></text:p>
      <text:p text:style-name="P3"><text:tab/><text:tab/>- <text:span text:style-name="T3">EPIs: mascarillas</text:span></text:p>
      <text:p text:style-name="P3"><text:tab/><text:tab/>- <text:span text:style-name="T4">Reducción de aforos de aulas</text:span></text:p>
      <text:p text:style-name="P6">3. Carga de trabajo:</text:p>
      <text:p text:style-name="P6"><text:tab/>3.1.Carga física:</text:p>
      <text:p text:style-name="P6"><text:tab/><text:tab/>- Posturas incorrectas</text:p>
      <text:p text:style-name="P6"><text:tab/><text:tab/>- No cambiar de postura durante horas</text:p>
      <text:p text:style-name="P6"><text:tab/>3.2.Carga mental:</text:p>
      <text:p text:style-name="P6"><text:tab/><text:tab/>- Dolores de cabeza</text:p>
      <text:p text:style-name="P6"><text:tab/><text:tab/>- Estrés</text:p>
      <text:p text:style-name="P6"><text:tab/><text:tab/>- Cansancio y agotamiento</text:p>
      <text:p text:style-name="P6"><text:tab/>3.3. Pantallas de visualización de datos:</text:p>
      <text:p text:style-name="P6"><text:tab/><text:tab/>- Fatiga visual</text:p>
      <text:p text:style-name="P6"><text:tab/><text:tab/>- Fatiga muscular</text:p>
      <text:p text:style-name="P6"><text:tab/><text:tab/>- Dolores de cabeza, estrés, etc</text:p>
      <text:p text:style-name="P6">4. Organización del trabajo:</text:p>
      <text:p text:style-name="P6"><text:tab/><text:tab/>-<text:span text:style-name="T4">Insatisfacción laboral</text:span></text:p>
      <text:p text:style-name="P6"><text:tab/><text:tab/>- <text:span text:style-name="T4">Burnout</text:span></text:p>
      <text:p text:style-name="P1"><text:tab/><text:tab/></text:p>
      <text:p text:style-name="P1"><text:span text:style-name="T4">b)</text:span>Pasillo<text:span text:style-name="T5">s</text:span></text:p>
      <text:p text:style-name="P4">1.Seguridad:</text:p>
      <text:p text:style-name="P4"><text:tab/>1.1.Lugares de trabajo:</text:p>
      <text:p text:style-name="P4"><text:tab/><text:tab/>-Los suelos pueden ser resbaladizos en días de lluvia <text:span text:style-name="T1">(calzado mojado)</text:span>.</text:p>
      <text:p text:style-name="P4"><text:tab/><text:tab/>-Salida<text:span text:style-name="T4">s</text:span> de evacuación: <text:span text:style-name="T4">señalizadas y suficientes</text:span></text:p>
      <text:p text:style-name="P4"><text:soft-page-break/><text:tab/><text:tab/>- <text:span text:style-name="T4">Evitar elementos en los pasillos que obstaculicen el paso </text:span><text:span text:style-name="T5">(taquillas en otro lugar??)</text:span></text:p>
      <text:p text:style-name="P4"><text:tab/><text:tab/>- <text:span text:style-name="T5">El ancho del pasillo es superior a un metro pero se ve reducido por las taquillas.</text:span></text:p>
      <text:p text:style-name="P4"><text:tab/><text:tab/>- <text:span text:style-name="T4">Las barandillas de las escaleras no tienen la altura adecuada. Deberían ser más <text:tab/><text:tab/><text:tab/>altas.</text:span></text:p>
      <text:p text:style-name="P4"><text:tab/><text:span text:style-name="T1">1.4.Riesgo de incendio:</text:span></text:p>
      <text:p text:style-name="P4"><text:tab/><text:tab/>- <text:span text:style-name="T1">Además de extintores </text:span><text:span text:style-name="T2">para riesgo eléctrico, debería haber extintores para sólidos.</text:span></text:p>
      <text:p text:style-name="P4"><text:span text:style-name="T2">2. Medi</text:span><text:span text:style-name="T3">oam</text:span><text:span text:style-name="T2">bientales:</text:span></text:p>
      <text:p text:style-name="P4"><text:tab/><text:span text:style-name="T2">2.2.Temperatura:</text:span></text:p>
      <text:p text:style-name="P4"><text:tab/><text:tab/>-<text:span text:style-name="T2">Temperaturas bajas en invierno debido a no poder cerrar las ventanas (COVID)</text:span></text:p>
      <text:p text:style-name="P4"><text:span text:style-name="T2"><text:tab/>2.3. Iluminación:</text:span></text:p>
      <text:p text:style-name="P4"><text:tab/><text:tab/>- <text:span text:style-name="T4">Iluminación adecuada de las zonas de paso</text:span></text:p>
      <text:p text:style-name="P4"><text:tab/><text:span text:style-name="T3">2.4.Agentes biológicos: COVID</text:span></text:p>
      <text:p text:style-name="P4"><text:tab/><text:tab/>-<text:span text:style-name="T4">Ventilación</text:span></text:p>
      <text:p text:style-name="P4"><text:tab/><text:tab/>- <text:span text:style-name="T3">EPIs: mascarillas<text:tab/></text:span></text:p>
      <text:p text:style-name="P4"><text:tab/><text:tab/>- <text:span text:style-name="T4">Indicaciones de las zonas de paso para disminuir la concentración de gente.</text:span></text:p>
      <text:p text:style-name="P1"><text:span text:style-name="T4">c)</text:span>Entradas</text:p>
      <text:p text:style-name="P5">1.Seguridad:</text:p>
      <text:p text:style-name="P5"><text:tab/>1.1.Lugares de trabajo:</text:p>
      <text:p text:style-name="P5"><text:tab/><text:tab/>-Los suelos pueden ser resbaladizos en días de lluvia <text:span text:style-name="T1">(calzado mojado) </text:span></text:p>
      <text:p text:style-name="P5"><text:tab/><text:tab/>-Salida<text:span text:style-name="T4">s</text:span> de evacuación: <text:span text:style-name="T4">señalizadas y suficientes</text:span></text:p>
      <text:p text:style-name="P5"><text:tab/><text:span text:style-name="T1">1.4.Riesgo de incendio:</text:span></text:p>
      <text:p text:style-name="P5"><text:tab/><text:tab/>- <text:span text:style-name="T1">Además de extintores </text:span><text:span text:style-name="T2">para riesgo eléctrico, debería haber extintores para sólidos.</text:span></text:p>
      <text:p text:style-name="P5"><text:span text:style-name="T2">2. Medi</text:span><text:span text:style-name="T3">oam</text:span><text:span text:style-name="T2">bientales:</text:span></text:p>
      <text:p text:style-name="P5"><text:tab/><text:span text:style-name="T2">2.2.Temperatura:</text:span></text:p>
      <text:p text:style-name="P5"><text:tab/><text:tab/>-<text:span text:style-name="T2">Temperaturas bajas en invierno debido a no poder cerrar las ventanas (COVID)</text:span></text:p>
      <text:p text:style-name="P5"><text:span text:style-name="T2"><text:tab/>2.3. Iluminación:</text:span></text:p>
      <text:p text:style-name="P5"><text:tab/><text:tab/>- <text:span text:style-name="T4">Iluminación adecuada de las zonas de paso</text:span></text:p>
      <text:p text:style-name="P5"><text:tab/><text:span text:style-name="T3">2.4.Agentes biológicos: COVID</text:span></text:p>
      <text:p text:style-name="P5"><text:tab/><text:tab/>-<text:span text:style-name="T4">Ventilación</text:span></text:p>
      <text:p text:style-name="P5"><text:tab/><text:tab/>- <text:span text:style-name="T3">EPIs: mascarillas<text:tab/></text:span></text:p>
      <text:p text:style-name="P5"><text:tab/><text:tab/>- <text:span text:style-name="T5">Habilitación de distintas entradas para distintos grupos para reducir las <text:tab/><text:tab/><text:tab/><text:tab/></text:span><text:span text:style-name="T5">concentraciones de gente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02T13:50:04.528000000</meta:creation-date>
    <dc:date>2021-11-02T15:17:33.649000000</dc:date>
    <meta:editing-duration>PT12M30S</meta:editing-duration>
    <meta:editing-cycles>2</meta:editing-cycles>
    <meta:generator>LibreOffice/7.2.0.4$Windows_X86_64 LibreOffice_project/9a9c6381e3f7a62afc1329bd359cc48accb6435b</meta:generator>
    <meta:document-statistic meta:table-count="0" meta:image-count="0" meta:object-count="0" meta:page-count="2" meta:paragraph-count="76" meta:word-count="462" meta:character-count="3179" meta:non-whitespace-character-count="2663"/>
  </office:meta>
</office:document-meta>
</file>